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Arial1" fo:font-size="11pt" officeooo:paragraph-rsid="0005df82" style:font-size-asian="11pt" style:font-size-complex="11pt"/>
    </style:style>
    <style:style style:name="P2" style:family="paragraph" style:parent-style-name="Standard">
      <style:paragraph-properties style:line-height-at-least="0.503cm"/>
      <style:text-properties style:font-name="Arial1" fo:font-size="11pt" officeooo:rsid="0005df82" officeooo:paragraph-rsid="0005df82" style:font-size-asian="11pt" style:font-size-complex="11pt"/>
    </style:style>
    <style:style style:name="P3" style:family="paragraph" style:parent-style-name="Standard">
      <style:paragraph-properties style:line-height-at-least="0.503cm"/>
      <style:text-properties style:font-name="Arial1" fo:font-size="11pt" officeooo:paragraph-rsid="0005df82" style:font-size-asian="11pt" style:font-size-complex="11pt"/>
    </style:style>
    <style:style style:name="P4" style:family="paragraph" style:parent-style-name="Text_20_body">
      <style:paragraph-properties style:line-height-at-least="0.503cm"/>
      <style:text-properties fo:font-variant="normal" fo:text-transform="none" fo:color="#000000" loext:opacity="100%" style:font-name="Arial1" fo:font-size="11pt" fo:letter-spacing="normal" fo:font-style="normal" fo:font-weight="normal" officeooo:paragraph-rsid="0005df82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05df82" style:font-size-asian="11pt" style:font-size-complex="11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rsid="0005df82" officeooo:paragraph-rsid="0005df82" style:font-size-asian="11pt" style:font-size-complex="11pt"/>
    </style:style>
    <style:style style:name="T1" style:family="text">
      <style:text-properties officeooo:rsid="0005df82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05df82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ning de communication avec le client :</text:p>
      <text:p text:style-name="P2"/>
      <text:p text:style-name="P2">Semaine 1 :</text:p>
      <text:p text:style-name="P3"><text:span text:style-name="T1">-Réunion avec le client =&gt;</text:span><text:span text:style-name="T6"> </text:span><text:span text:style-name="T3">comprendre ses besoins et objectifs pour le site web</text:span><text:span text:style-name="T5"> </text:span></text:p>
      <text:p text:style-name="P2">-recherche sur les concurrents et les tendances du secteurs de la restaurantion et sur d’autre site web de menu maker</text:p>
      <text:p text:style-name="P3"><text:span text:style-name="T6">- </text:span><text:span text:style-name="T3">Présenter une proposition</text:span><text:span text:style-name="T5"> </text:span><text:span text:style-name="T2"> </text:span><text:span text:style-name="T3">de stratégie de communication et de fonctionnalités du site web au client</text:span></text:p>
      <text:p text:style-name="P3"/>
      <text:p text:style-name="P2">Semaine 2 :</text:p>
      <text:p text:style-name="P2"/>
      <text:p text:style-name="P1"><text:span text:style-name="T1">- Affiné le projet </text:span><text:span text:style-name="T4">en fonction des commentaires du client</text:span> </text:p>
      <text:p text:style-name="P4">- Créer une maquette visuelle du site web avec différents modèles de menu</text:p>
      <text:list xml:id="list1636863248" text:style-name="L1">
        <text:list-header>
          <text:p text:style-name="P6">- Organiser une réunion avec le client pour discuter et valider la maquette visuelle</text:p>
          <text:p text:style-name="P6"/>
          <text:p text:style-name="P6">Semaine 3 :</text:p>
        </text:list-header>
      </text:list>
      <text:list text:style-name="L2">
        <text:list-item>
          <text:p text:style-name="P7">Développer le site web avec les fonctionnalités discutées et validées lors des réunions précédentes</text:p>
        </text:list-item>
        <text:list-item>
          <text:p text:style-name="P8">Créer une page d'accueil attrayante et intuitive </text:p>
        </text:list-item>
        <text:list-item>
          <text:p text:style-name="P12">créer un pdf et une mise en page du menu pour avoir le rendu de la création de menu(impression)</text:p>
        </text:list-item>
        <text:list-item>
          <text:p text:style-name="P7">Présenter une version bêta du site web au client pour qu'il puisse l'explorer et donner son feedback</text:p>
        </text:list-item>
        <text:list-item>
          <text:p text:style-name="P12">diffusion sur instagram et deliveroo</text:p>
        </text:list-item>
      </text:list>
      <text:p text:style-name="P5">Semaine 4 :</text:p>
      <text:list text:style-name="L3">
        <text:list-item>
          <text:p text:style-name="P9">Effectuer des corrections et des améliorations basées sur les commentaires du client sur la version bêta</text:p>
        </text:list-item>
        <text:list-item>
          <text:p text:style-name="P9">Tester le site web sur <text:span text:style-name="T1">les </text:span>navigateurs <text:span text:style-name="T1">demandés</text:span> pour s'assurer de sa compatibilité et de son accessibilité</text:p>
          <text:p text:style-name="P9">- <text:span text:style-name="T1">tester la diffusion sur le réseau social instagram et sur deliveroo</text:span></text:p>
        </text:list-item>
      </text:list>
      <text:p text:style-name="P5">Semaine 5 :</text:p>
      <text:list text:style-name="L4">
        <text:list-item>
          <text:p text:style-name="P10">Finaliser la version du site web</text:p>
        </text:list-item>
        <text:list-item>
          <text:p text:style-name="P10">Effectuer les derniers tests pour garantir la vitesse de chargement et la qualité de l'expérience utilisateur</text:p>
        </text:list-item>
      </text:list>
      <text:p text:style-name="P5">Semaine 6 :</text:p>
      <text:list text:style-name="L5">
        <text:list-item>
          <text:p text:style-name="P11">Organiser une réunion d'orientation avec le client pour lui montrer le site web complet et lui expliquer comment gérer les mises à jour et les commandes de menus</text:p>
        </text:list-item>
        <text:list-item>
          <text:p text:style-name="P11">Fournir une formation au client sur les fonctionnalités du site web et les bonnes pratiques en matière de gestion de contenu</text:p>
        </text:list-item>
      </text:list>
      <text:p text:style-name="P5">Ce planning de communication est un exemple général qui peut être adapté en fonction des besoins et des spécificités du projet ainsi que des délais convenus avec le client.</text:p>
      <text:list xml:id="list162407688812267" text:continue-list="list1636863248" text:style-name="L1">
        <text:list-header>
          <text:p text:style-name="P6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2:32:08.256000000</meta:creation-date>
    <dc:date>2023-08-01T02:58:34.816000000</dc:date>
    <meta:editing-duration>PT26M26S</meta:editing-duration>
    <meta:editing-cycles>1</meta:editing-cycles>
    <meta:generator>Real_Office_For_Free/7.4.0.3$Windows_X86_64 LibreOffice_project/</meta:generator>
    <meta:document-statistic meta:table-count="0" meta:image-count="0" meta:object-count="0" meta:page-count="1" meta:paragraph-count="28" meta:word-count="335" meta:character-count="1894" meta:non-whitespace-character-count="1597"/>
  </office:meta>
</office:document-meta>
</file>